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1c2f" officeooo:paragraph-rsid="00081c2f"/>
    </style:style>
    <style:style style:name="P2" style:family="paragraph" style:parent-style-name="Standard">
      <style:paragraph-properties fo:line-height="100%"/>
      <style:text-properties officeooo:rsid="00081c2f" officeooo:paragraph-rsid="00081c2f"/>
    </style:style>
    <style:style style:name="P3" style:family="paragraph" style:parent-style-name="Standard">
      <style:text-properties officeooo:rsid="00081c2f" officeooo:paragraph-rsid="002e5854"/>
    </style:style>
    <style:style style:name="P4" style:family="paragraph" style:parent-style-name="Standard">
      <style:text-properties officeooo:rsid="00081c2f" officeooo:paragraph-rsid="00300401"/>
    </style:style>
    <style:style style:name="P5" style:family="paragraph" style:parent-style-name="Standard">
      <style:text-properties officeooo:paragraph-rsid="00081c2f"/>
    </style:style>
    <style:style style:name="P6" style:family="paragraph" style:parent-style-name="Text_20_body_20_indent">
      <style:paragraph-properties fo:margin-left="0cm" fo:margin-right="0cm" fo:margin-top="0cm" fo:margin-bottom="0cm" style:contextual-spacing="false" fo:line-height="115%" fo:text-indent="0cm" style:auto-text-indent="false"/>
    </style:style>
    <style:style style:name="P7" style:family="paragraph" style:parent-style-name="Text_20_body_20_indent">
      <style:paragraph-properties fo:line-height="100%"/>
      <style:text-properties officeooo:rsid="0023f97f"/>
    </style:style>
    <style:style style:name="P8" style:family="paragraph" style:parent-style-name="Standard">
      <style:text-properties officeooo:rsid="00090d5d" officeooo:paragraph-rsid="00081c2f"/>
    </style:style>
    <style:style style:name="P9" style:family="paragraph" style:parent-style-name="Standard">
      <style:text-properties officeooo:rsid="000d0b32" officeooo:paragraph-rsid="00081c2f"/>
    </style:style>
    <style:style style:name="P10" style:family="paragraph" style:parent-style-name="Standard">
      <style:text-properties officeooo:rsid="00132ac3" officeooo:paragraph-rsid="00081c2f"/>
    </style:style>
    <style:style style:name="P11" style:family="paragraph" style:parent-style-name="Standard">
      <style:text-properties officeooo:rsid="000ec62c" officeooo:paragraph-rsid="00081c2f"/>
    </style:style>
    <style:style style:name="P12" style:family="paragraph" style:parent-style-name="Standard">
      <style:text-properties officeooo:rsid="00181116" officeooo:paragraph-rsid="00081c2f"/>
    </style:style>
    <style:style style:name="P13" style:family="paragraph" style:parent-style-name="Standard">
      <style:text-properties officeooo:rsid="001dc030" officeooo:paragraph-rsid="00081c2f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T1" style:family="text">
      <style:text-properties officeooo:rsid="00090d5d"/>
    </style:style>
    <style:style style:name="T2" style:family="text">
      <style:text-properties officeooo:rsid="0009ec30"/>
    </style:style>
    <style:style style:name="T3" style:family="text">
      <style:text-properties officeooo:rsid="000b3b88"/>
    </style:style>
    <style:style style:name="T4" style:family="text">
      <style:text-properties officeooo:rsid="000d0b32"/>
    </style:style>
    <style:style style:name="T5" style:family="text">
      <style:text-properties officeooo:rsid="000ec62c"/>
    </style:style>
    <style:style style:name="T6" style:family="text">
      <style:text-properties officeooo:rsid="000f3d98"/>
    </style:style>
    <style:style style:name="T7" style:family="text">
      <style:text-properties officeooo:rsid="00132ac3"/>
    </style:style>
    <style:style style:name="T8" style:family="text">
      <style:text-properties officeooo:rsid="00148562"/>
    </style:style>
    <style:style style:name="T9" style:family="text">
      <style:text-properties officeooo:rsid="001591bd"/>
    </style:style>
    <style:style style:name="T10" style:family="text">
      <style:text-properties officeooo:rsid="001dc030"/>
    </style:style>
    <style:style style:name="T11" style:family="text">
      <style:text-properties officeooo:rsid="001fa671"/>
    </style:style>
    <style:style style:name="T12" style:family="text">
      <style:text-properties officeooo:rsid="00081c2f"/>
    </style:style>
    <style:style style:name="T13" style:family="text">
      <style:text-properties officeooo:rsid="002128c9"/>
    </style:style>
    <style:style style:name="T14" style:family="text">
      <style:text-properties officeooo:rsid="002241de"/>
    </style:style>
    <style:style style:name="T15" style:family="text">
      <style:text-properties officeooo:rsid="0023b16c"/>
    </style:style>
    <style:style style:name="T16" style:family="text">
      <style:text-properties officeooo:rsid="0023f97f"/>
    </style:style>
    <style:style style:name="T17" style:family="text">
      <style:text-properties officeooo:rsid="00253647"/>
    </style:style>
    <style:style style:name="T18" style:family="text">
      <style:text-properties officeooo:rsid="0027e82e"/>
    </style:style>
    <style:style style:name="T19" style:family="text">
      <style:text-properties officeooo:rsid="00298de3"/>
    </style:style>
    <style:style style:name="T20" style:family="text">
      <style:text-properties officeooo:rsid="002a52fb"/>
    </style:style>
    <style:style style:name="T21" style:family="text">
      <style:text-properties officeooo:rsid="002bdf2e"/>
    </style:style>
    <style:style style:name="T22" style:family="text">
      <style:text-properties officeooo:rsid="002e5854"/>
    </style:style>
    <style:style style:name="T23" style:family="text">
      <style:text-properties officeooo:rsid="00300401"/>
    </style:style>
    <style:style style:name="T24" style:family="text">
      <style:text-properties officeooo:rsid="003078f4"/>
    </style:style>
    <style:style style:name="T25" style:family="text">
      <style:text-properties officeooo:rsid="00324f06"/>
    </style:style>
    <style:style style:name="T26" style:family="text">
      <style:text-properties officeooo:rsid="0033a3e3"/>
    </style:style>
    <style:style style:name="T27" style:family="text">
      <style:text-properties officeooo:rsid="003687cd"/>
    </style:style>
    <style:style style:name="T28" style:family="text">
      <style:text-properties officeooo:rsid="00374a81"/>
    </style:style>
    <style:style style:name="T29" style:family="text">
      <style:text-properties officeooo:rsid="003792db"/>
    </style:style>
    <style:style style:name="gr1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Form1" draw:style-name="gr3" draw:text-style-name="P15" svg:x1="5.854cm" svg:y1="0.436cm" svg:x2="6.621cm" svg:y2="1.071cm"><text:p/></draw:line><draw:line text:anchor-type="paragraph" draw:z-index="1" draw:name="Form2" draw:style-name="gr3" draw:text-style-name="P15" svg:x1="4.822cm" svg:y1="0.489cm" svg:x2="4.928cm" svg:y2="1.283cm"><text:p/></draw:line><draw:line text:anchor-type="paragraph" draw:z-index="2" draw:name="Form3" draw:style-name="gr3" draw:text-style-name="P15" svg:x1="4.294cm" svg:y1="0.436cm" svg:x2="3.685cm" svg:y2="1.468cm"><text:p/></draw:line><draw:frame text:anchor-type="paragraph" draw:z-index="3" draw:name="Form4" draw:style-name="gr2" draw:text-style-name="P14" svg:width="2.197cm" svg:height="0.489cm" svg:x="1.621cm" svg:y="1.468cm"><draw:text-box><text:p>Kommando</text:p></draw:text-box></draw:frame><draw:frame text:anchor-type="paragraph" draw:z-index="4" draw:name="Form5" draw:style-name="gr2" draw:text-style-name="P14" svg:width="1.297cm" svg:height="0.489cm" svg:x="4.426cm" svg:y="1.441cm"><draw:text-box><text:p>Option</text:p></draw:text-box></draw:frame><draw:frame text:anchor-type="paragraph" draw:z-index="5" draw:name="Form6" draw:style-name="gr1" draw:text-style-name="P14" svg:width="2.594cm" svg:height="0.556cm" svg:x="6.304cm" svg:y="1.229cm"><draw:text-box><text:p>Parameter</text:p></draw:text-box></draw:frame>→ Komando Eingabe: $ ls -la /etc</text:p>
      <text:p text:style-name="P1"/>
      <text:p text:style-name="P1"/>
      <text:p text:style-name="P1"/>
      <text:p text:style-name="P1"/>
      <text:p text:style-name="P1">- <text:span text:style-name="T21">Die shell ist ein Programm, das automatisch aufgerufen wird, wenn ein Terminal gestartet wird.</text:span></text:p>
      <text:p text:style-name="P1"><text:tab/>→<text:span text:style-name="T21"> Über das Terminal kann man mit der Shell kommunizieren, indem die im Terminal <text:tab/><text:tab/><text:tab/><text:tab/>eingegebene Kommandozeile an die shell weitergegeben wird.</text:span></text:p>
      <text:p text:style-name="P1"/>
      <text:p text:style-name="P2">- <text:span text:style-name="T16">Terminal nimmt die eingegebene Kommandozeile entgegen und gibt sie an die shell (bspw. bash)</text:span></text:p>
      <text:p text:style-name="P2"><text:tab/><text:span text:style-name="T16">weiter.</text:span></text:p>
      <text:p text:style-name="P2"><text:tab/>→<text:span text:style-name="T16"> Die Shell interpretiert die Kommandozeile, indem der Kommandoname die Option und die </text:span></text:p>
      <text:p text:style-name="P2"><text:tab/><text:tab/><text:span text:style-name="T16">Parameter aufgeteilt werden.</text:span></text:p>
      <text:p text:style-name="P2"/>
      <text:p text:style-name="P2"/>
      <text:p text:style-name="P2">- <text:span text:style-name="T16">Die shell such</text:span><text:span text:style-name="T29">t</text:span><text:span text:style-name="T16"> das Programm anhand des Kommandonamens und der in PATH angegebenen</text:span></text:p>
      <text:p text:style-name="P7">P<text:span text:style-name="T26">f</text:span>aten.</text:p>
      <text:p text:style-name="P6"/>
      <text:p text:style-name="P6">- <text:span text:style-name="T17">Jedes Terminal ist mit drei Dateien verbunden.</text:span></text:p>
      <text:p text:style-name="P6"><text:tab/>→<text:span text:style-name="T17"> Standardeingabe (Tastatur): stdin.</text:span></text:p>
      <text:p text:style-name="P6"><text:tab/><text:tab/>→<text:span text:style-name="T17"> </text:span><text:span text:style-name="T18">Eingaben werden in die Datei stdin geschrieben und die shell erhält die Daten.</text:span></text:p>
      <text:p text:style-name="P6"><text:tab/>→<text:span text:style-name="T17"> Standardausgabe (Bildschirm): stdout.</text:span></text:p>
      <text:p text:style-name="P6"><text:tab/><text:tab/>→<text:span text:style-name="T18"> Die shell schreibt ergebnisse in stdout und das Terminal zeigt dann die Daten an.</text:span></text:p>
      <text:p text:style-name="P6"><text:tab/>→<text:span text:style-name="T17"> Standard-Fehlerausgabe (Bildschirm): stderr</text:span></text:p>
      <text:p text:style-name="P1"><text:tab/><text:tab/>→<text:span text:style-name="T18"> Wie stdout.</text:span></text:p>
      <text:p text:style-name="P1"/>
      <text:p text:style-name="P1"><text:tab/>→<text:span text:style-name="T19"> Die shell kann angewiesen werden, die </text:span><text:span text:style-name="T20">Ein- und </text:span><text:span text:style-name="T19">Ausgabe umzuleiten bspw. in eine Datei.</text:span></text:p>
      <text:p text:style-name="P1"/>
      <text:p text:style-name="P1">- <text:span text:style-name="T28">Ein- und Ausgabe-Umleitung</text:span></text:p>
      <text:p text:style-name="P1"><text:tab/>→ <text:span text:style-name="T28">Ausgabe in Datei umleiten:</text:span></text:p>
      <text:p text:style-name="P1"><text:tab/><text:tab/>→ <text:span text:style-name="T28">$ cat &gt; ``Dateiname``</text:span></text:p>
      <text:p text:style-name="P1"><text:tab/><text:tab/><text:tab/>→ <text:span text:style-name="T28">Jeder Tastendruck wird in die angegebene Datei gespeichert.</text:span></text:p>
      <text:p text:style-name="P1"><text:tab/><text:tab/><text:tab/><text:tab/>→ <text:span text:style-name="T28">Beenden mit strg+c.</text:span></text:p>
      <text:p text:style-name="P1"/>
      <text:p text:style-name="P3">- Ablaufsteuerung.</text:p>
      <text:p text:style-name="P3"><text:tab/>→<text:span text:style-name="T22"> </text:span>Die Shell beherrscht viele Strukturen, wie man sie von Programmiersprachen her kennt <text:tab/><text:tab/><text:tab/>(Test, bedingte Anweisung, Schleifen, Variablen, Rechenanweisungen).</text:p>
      <text:p text:style-name="P1"/>
      <text:p text:style-name="P1">- Erzeugen von Kind- und Hintergrundprozessen.</text:p>
      <text:p text:style-name="P1"><text:tab/>→<text:span text:style-name="T23"> Die shell erzeugt Kind- und Hintergrundprozesse.</text:span></text:p>
      <text:p text:style-name="P1"><text:tab/><text:tab/>→ <text:span text:style-name="T29">Sie kann also direkt mit dem Betriebssystem kommunizieren.</text:span></text:p>
      <text:p text:style-name="P1"/>
      <text:p text:style-name="P1">- <text:span text:style-name="T23">Prompt.</text:span></text:p>
      <text:p text:style-name="P1"><text:tab/>→<text:span text:style-name="T23"> Ist die shell bereit Eingaben entgegenzunehmen, schreibt sie ein Prompt in stdout:</text:span></text:p>
      <text:p text:style-name="P4"><text:tab/><text:tab/>→<text:span text:style-name="T23"> </text:span>"$"-Zeichen als normales Prompt</text:p>
      <text:p text:style-name="P4"><text:tab/><text:tab/>→<text:span text:style-name="T23"> </text:span>"#" als Prompt für Superuser </text:p>
      <text:p text:style-name="P4"><text:tab/><text:tab/>→<text:span text:style-name="T23"> </text:span>"&gt;"-Prompt, wenn noch weitere Eingaben erwartet werden. </text:p>
      <text:p text:style-name="P4"><text:tab/><text:tab/>→<text:span text:style-name="T23"> </text:span>Wie vieles in der Shell, kann der Prompt beliebig modifiziert werden.</text:p>
      <text:p text:style-name="P1"/>
      <text:p text:style-name="P1">--- <text:span text:style-name="T25">Shell und Erstellung neuer Prozesse ---</text:span></text:p>
      <text:p text:style-name="P1">- <text:span text:style-name="T25">Damit ein Programm ausgeführt werden kann (zu einem Prozess wird), </text:span></text:p>
      <text:p text:style-name="P1"><text:soft-page-break/></text:p>
      <text:p text:style-name="P1">--- <text:span text:style-name="T24">Shell und Systemcalls ---</text:span></text:p>
      <text:p text:style-name="P1">- Systemaufrufe, die von der Shell ausgeführt werden, wenn der Befehl "mkdir test" ausgeführt <text:tab/>wird:</text:p>
      <text:p text:style-name="P1"/>
      <text:p text:style-name="P1">open()</text:p>
      <text:p text:style-name="P1">fstat()</text:p>
      <text:p text:style-name="P1">access()</text:p>
      <text:p text:style-name="P1">close()</text:p>
      <text:p text:style-name="P1">fork()</text:p>
      <text:p text:style-name="P1">exec()</text:p>
      <text:p text:style-name="P1">chdir()</text:p>
      <text:p text:style-name="P1"/>
      <text:p text:style-name="P1">→<text:span text:style-name="T24"> </text:span>Die Systemaufrufe 1-4 werden von der Shell ausgeführt, um das Verzeichnis zu öffnen, in dem <text:tab/>das neue Verzeichnis erstellt werden soll, um die Eigenschaften des Verzeichnisses zu <text:tab/>überprüfen und um zu prüfen, ob der Benutzer die Berechtigung hat, das Verzeichnis zu <text:tab/>erstellen.</text:p>
      <text:p text:style-name="P1"/>
      <text:p text:style-name="P1">→<text:span text:style-name="T24"> </text:span>Die Systemaufrufe 5-7 werden von der Shell ausgeführt, um eine Kopie des Prozesses zu <text:tab/>erstellen, das ausführbare Programm im neuen Prozess zu starten und das Arbeitsverzeichnis <text:tab/>auf das Verzeichnis zu ändern, in dem das neue Verzeichnis erstellt werden soll.</text:p>
      <text:p text:style-name="P1"/>
      <text:p text:style-name="P1">- Die Systemaufrufe, die von dem Programm "mkdir" ausgeführt werden, sind:</text:p>
      <text:p text:style-name="P1"/>
      <text:p text:style-name="P1">mkdir()</text:p>
      <text:p text:style-name="P1">stat()</text:p>
      <text:p text:style-name="P1">chdir()</text:p>
      <text:p text:style-name="P1"/>
      <text:p text:style-name="P1">→<text:span text:style-name="T24"> </text:span>Das Programm "mkdir" führt die Systemaufrufe 1-2 aus, um das neue Verzeichnis zu erstellen <text:tab/>und die Eigenschaften des neuen Verzeichnisses abzurufen, um sicherzustellen, dass es <text:tab/>erfolgreich erstellt wurde. Schließlich führt das Programm "mkdir" den Systemaufruf chdir() <text:tab/>aus, um zum ursprünglichen Arbeitsverzeichnis zurückzukehren.</text:p>
      <text:p text:style-name="P1"/>
      <text:p text:style-name="P1">→<text:span text:style-name="T24"> </text:span>Also, die meisten Systemaufrufe werden von der Shell ausgeführt, aber das Programm "mkdir" <text:tab/>führt auch einige Systemaufrufe aus, um das neue Verzeichnis zu erstellen und zu überprüfen, <text:tab/>ob es erfolgreich erstellt wurde.</text:p>
      <text:p text:style-name="P1"/>
      <text:p text:style-name="P8">- Variablen definieren und mit echo ausgeben.</text:p>
      <text:p text:style-name="P1"><text:tab/>- <text:span text:style-name="T1">echo ist ein Programm, das Inhalte auf dem Bildschirm ausgibt.</text:span></text:p>
      <text:p text:style-name="P1"><text:tab/>- <text:span text:style-name="T1">$ echo “das ist ein String“ //Ausgabe: das ist ein String.</text:span></text:p>
      <text:p text:style-name="P1"><text:tab/>-<text:span text:style-name="T1">$ varName = “Inhalt einer Variable“ $ echo $varName</text:span></text:p>
      <text:p text:style-name="P1"/>
      <text:p text:style-name="P8">- PATH-Variable durch .bashrc ändern:</text:p>
      <text:p text:style-name="P1"><text:tab/>→<text:span text:style-name="T23"> </text:span><text:span text:style-name="T3">$</text:span> <text:span text:style-name="T2">PATH=/user/share:$PATH // ohne $PATH würde die shell nur noch in /user/share <text:tab/><text:tab/><text:tab/><text:tab/>nachsehen.</text:span></text:p>
      <text:p text:style-name="P1"><text:tab/>→<text:span text:style-name="T23"> </text:span><text:span text:style-name="T3">Dauerhafte Änderung: In .bashrc am ende der Datei PATH=/usr/share:$PATH einfügen.</text:span></text:p>
      <text:p text:style-name="P1"/>
      <text:p text:style-name="P9">- jobs:</text:p>
      <text:p text:style-name="P1"><text:tab/>→<text:span text:style-name="T4"> Läuft ein Programm in der shell, kann man es mit strg+c abbrechen oder mit strg+z</text:span></text:p>
      <text:p text:style-name="P1"><text:tab/><text:tab/><text:span text:style-name="T4">in den Hintergrund versetzten.</text:span></text:p>
      <text:p text:style-name="P1"><text:tab/><text:tab/>→<text:span text:style-name="T4"> Mit $ jobs werden die im Hintergrund laufenden Programme angezeigt.</text:span></text:p>
      <text:p text:style-name="P1"><text:tab/><text:tab/>→<text:span text:style-name="T4"> Mit $ fg jobnummer <text:s/>wird ein Programm wieder in den Vordergrund versetzt.</text:span></text:p>
      <text:p text:style-name="P1"><text:soft-page-break/><text:tab/><text:tab/>→<text:span text:style-name="T4"> Mit $ programmname &amp; wird ein Programm beim Start in den Hintergrund versetzt.</text:span></text:p>
      <text:p text:style-name="P1"/>
      <text:p text:style-name="P10">- kill</text:p>
      <text:p text:style-name="P1"><text:tab/>→<text:span text:style-name="T7"> sendet Signale um Prozesse zu beenden.</text:span></text:p>
      <text:p text:style-name="P1"><text:tab/>→<text:span text:style-name="T7"> $ man 7 signal</text:span></text:p>
      <text:p text:style-name="P1"><text:tab/><text:tab/>→<text:span text:style-name="T8"> alle Signale anzeigen lassen.</text:span></text:p>
      <text:p text:style-name="P1"><text:tab/>→<text:span text:style-name="T9"> prozess id mit $ ps -elf auslesen.</text:span></text:p>
      <text:p text:style-name="P1"><text:tab/>→<text:span text:style-name="T9"> Beispiel: $ kill signalnummer prozessID</text:span></text:p>
      <text:p text:style-name="P1"/>
      <text:p text:style-name="P11">- ps:</text:p>
      <text:p text:style-name="P1"><text:tab/>→<text:span text:style-name="T5"> Zeigt laufende Prozesse an.</text:span></text:p>
      <text:p text:style-name="P1"><text:tab/>→<text:span text:style-name="T6"> $ ps aux</text:span></text:p>
      <text:p text:style-name="P1"><text:tab/><text:tab/>→<text:span text:style-name="T6"> zeigt alle prozesse an </text:span></text:p>
      <text:p text:style-name="P1"/>
      <text:p text:style-name="P12">- source</text:p>
      <text:p text:style-name="P5"><text:span text:style-name="T12"><text:tab/>→ </text:span><text:span text:style-name="T11">Mit source setzt man die Quelle/Umgebung in der ein Script aufgerufen werden soll.</text:span></text:p>
      <text:p text:style-name="P5"><text:tab/><text:tab/>→<text:span text:style-name="T11"> Wird ein Script ohne source aufgerufen, wird eine Sub-Shell erstellt, die dem Script</text:span></text:p>
      <text:p text:style-name="P5"><text:tab/><text:tab/><text:tab/><text:span text:style-name="T11">als Umgebung dient und ausführt.</text:span></text:p>
      <text:p text:style-name="P5"><text:tab/><text:tab/>→<text:span text:style-name="T11"> Wird ein Script mit source aufgerufen, ist die aktuelle Shell, in der das Script</text:span></text:p>
      <text:p text:style-name="P5"><text:tab/><text:tab/><text:tab/><text:span text:style-name="T11">aufgerufen wurde, die Umgebung.</text:span></text:p>
      <text:p text:style-name="P5"><text:tab/><text:tab/><text:tab/>→<text:span text:style-name="T11"> Dadurch sind alle Variablen aus der Shell auch im Script verfügbar.</text:span></text:p>
      <text:p text:style-name="P5"><text:tab/><text:tab/><text:tab/>→<text:span text:style-name="T14"> Außerdem kann das Script auch die Umgebung in der es ausgeführt wird, also</text:span></text:p>
      <text:p text:style-name="P5"><text:tab/><text:tab/><text:tab/><text:tab/><text:span text:style-name="T14">die aktuelle Shell, verändern.</text:span></text:p>
      <text:p text:style-name="P5"><text:tab/><text:tab/><text:tab/><text:tab/>→ <text:span text:style-name="T27">Z.B. kann die PATH-Variable geändert werden (wichtig für virtuelle</text:span></text:p>
      <text:p text:style-name="P5"><text:tab/><text:tab/><text:tab/><text:tab/><text:tab/><text:span text:style-name="T27">Umgebungen wie virtualenv für python).</text:span></text:p>
      <text:p text:style-name="P5"><text:tab/>→<text:span text:style-name="T13"> Wird in einem Script ein anderes Script mit source aufgerufen, wird dieses in der</text:span></text:p>
      <text:p text:style-name="P5"><text:tab/><text:tab/><text:span text:style-name="T13">selben Umgebung bzw. Shell aufgerufen.</text:span></text:p>
      <text:p text:style-name="P5"><text:tab/>→<text:span text:style-name="T15"> source bewirkt also, dass ein Script immer im aktuellen Kontext aufgerufen wird.</text:span></text:p>
      <text:p text:style-name="P1"/>
      <text:p text:style-name="P13">- ln</text:p>
      <text:p text:style-name="P1"><text:tab/>→<text:span text:style-name="T10"> Erstellt Links.</text:span></text:p>
      <text:p text:style-name="P1"><text:tab/>→<text:span text:style-name="T10"> Symlink.</text:span></text:p>
      <text:p text:style-name="P1"><text:tab/><text:tab/>→<text:span text:style-name="T10"> ln -s &lt;sourcefile&gt; &lt;targetfile&gt;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6-25T14:41:53.129576256</meta:creation-date>
    <meta:generator>LibreOffice/7.3.7.2$Linux_X86_64 LibreOffice_project/30$Build-2</meta:generator>
    <dc:date>2023-08-22T22:24:51.272399002</dc:date>
    <meta:editing-duration>P3DT5H20M57S</meta:editing-duration>
    <meta:editing-cycles>38</meta:editing-cycles>
    <meta:document-statistic meta:table-count="0" meta:image-count="0" meta:object-count="0" meta:page-count="3" meta:paragraph-count="93" meta:word-count="813" meta:character-count="5256" meta:non-whitespace-character-count="4408"/>
  </office:meta>
</office:document-meta>
</file>